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T4" style:parent-style-name="DefaultParagraphFont" style:family="text">
      <style:text-properties style:font-name-complex="Segoe UI" fo:color="#242424" fo:background-color="#FFFFFF"/>
    </style:style>
  </office:automatic-styles>
  <office:body>
    <office:text text:use-soft-page-breaks="true">
      <text:p text:style-name="P1">Group Members: Alba Henderson (2418560), Oscar Morris (2497790), Lowrie Mouat (2481347)</text:p>
      <text:p text:style-name="P2"/>
      <text:p text:style-name="P3">Please run the following two commands</text:p>
      <text:p text:style-name="Standard"><text:span text:style-name="T4">gcc main.c algorithm.c menu.c output.c</text:span></text:p>
      <text:p text:style-name="Standard">./a.out</text:p>
      <text:p text:style-name="Standard"/>
      <text:p text:style-name="Standard">This is a report on the creation of a Cellular Automaton using the C programming language. The program was compiled on bash 5.0.17 on Ubuntu 20.04.5 LTS with GCC version 9.4.0.</text:p>
      <text:p text:style-name="Standard"/>
      <text:p text:style-name="Standard">An issue first faced by our group during the early stages was understanding the concept of a cellular automaton. Whilst the concept is easily understood once grasping what many of the grid examples are representing it took a moment to understand the relation between them and the binary numbers. Once we had grasped the concept we moved on to begin coding the automaton. We first set-up a GitHub repository as to be able work on the project from our own machines and keep track of our additions to the code. A conscious decision was made to use data types capable of storing only what was necessary as to write efficient code. Whilst being an important part of making our code as efficient as possible, there was a learning curve with working with unsigned integer data types as we were unfamiliar with them beforehand. Using unsigned integers that were limited to only the number of bits necessary to store different variables within the code.</text:p>
      <text:p text:style-name="Standard"/>
      <text:p text:style-name="Standard">The main algorithm used to create the Cellular Automaton was the first aspect of the code to be written. The algorithm was written in a group environment with Oscar Morris writing the code with support from the other two group members. After completing the main algorithm work then began on creating a menu. Throughout all of these processes we used GitHub to manage pull requests and look over our work, with group members helping to examine other group members code before committing.</text:p>
      <text:p text:style-name="Standard"/>
      <text:p text:style-name="Standard">After the menu’s were up and running we looked towards input validation and possible extensions. We implemented outputting and reading in from a file, the ability to input both numbers and binary and the ability choose whether to wrap the ends of the automaton around. We then started to implement more concrete input validation for the security of the code, as well as making an easy to use and friendly menu system that worked with the user to use either defaults or there own set values. We made sure to add validation to the numerical values being passed through, with defaults being set when an issue was caused instead of the code being unhelpful and kicking the user out for the wrong input.</text:p>
      <text:p text:style-name="Standard"/>
      <text:p text:style-name="Standard">One part of the project that we would have to chosen to have done differently is the input validation of the menu. The menu was initially implemented taking numerical inputs from the user corresponding to options on the menu. Whilst this seemed at first to work as intended it was only once the program was almost fully written that it was realised that the program could be broken by inputting text into the menu prompts meant for integers. This causes the program to trap the user in an infinite loop of the menu being displayed. This issue was only discovered at the end of development.</text:p>
      <text:p text:style-name="Standard"/>
      <text:p text:style-name="Standard"><text:s/>Part of the program that we would not change however is the use of unsigned integers and the efficiency of our main algorithm. It was important to learn about an unknown to make the best program we possibly could.</text:p>
      <text:p text:style-name="Standard"/>
      <text:p text:style-name="Standard">Overall the program was successfully created and worked on in a collaborative and efficient wa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lba Henderson (Student)</dc:creator>
    <meta:creation-date>2022-11-14T02:28:00Z</meta:creation-date>
    <dc:date>2022-11-14T16:45:00Z</dc:date>
    <meta:template xlink:href="Normal.dotm" xlink:type="simple"/>
    <meta:editing-cycles>3</meta:editing-cycles>
    <meta:editing-duration>PT420S</meta:editing-duration>
    <meta:document-statistic meta:page-count="1" meta:paragraph-count="6" meta:word-count="506" meta:character-count="3385" meta:row-count="24" meta:non-whitespace-character-count="2885"/>
  </office:meta>
</office:document-meta>
</file>